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text-properties fo:font-weight="bold" style:font-weight-asian="bold"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4"><text:span text:style-name="T12">do text</text:span></text:p><text:p text:style-name="P4"><text:span text:style-name="T12">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177cm" draw:z-index="1"><draw:text-box><text:p text:style-name="Standard"><text:span text:style-name="T2"><office:annotation><dc:creator>sde </dc:creator><dc:date>2011-07-27T10:01:44</dc:date><text:p text:style-name="P3"><text:span text:style-name="T7">do text if not len(self.getNotaryContact()) &gt; 1</text:span></text:p><text:p text:style-name="P3"><text:span text:style-name="T8">from xhtml(tool.decorateHTML('UrbanAddress',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text:span text:style-name="T7">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text:span text:style-name="T11">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décision concernant un certificat d'urbanisme n°1</text:p>
      <text:p text:style-name="UrbanBody"/>
      <text:p text:style-name="UrbanBody"><text:span text:style-name="T4"><office:annotation><dc:creator>sde </dc:creator><dc:date>2011-07-27T10:02:17</dc:date><text:p text:style-name="P3"><text:span text:style-name="T7">do text</text:span></text:p><text:p text:style-name="P3"><text:span text:style-name="T8">from document(at=reference, format='odt')</text:span></text:p></office:annotation></text:span>Import depuis reference.odt</text:p>
      <text:p text:style-name="UrbanBody"/>
      <text:p text:style-name="P2">Vos références : <text:span text:style-name="T6"><text:text-input text:description="Evénement-Décision">self.getValueForTemplate('receivedDocumentReference', obj=self.getLastDeposit())</text:text-input></text:span></text:p>
      <text:p text:style-name="UrbanBody"><office:annotation><dc:creator>Gauthier Bastien</dc:creator><dc:date>2011-02-16T16:12:24</dc:date><text:p text:style-name="P3"><text:span text:style-name="T10">do text if len(self.getNotaryContact()) &gt; 1</text:span></text:p></office:annotation><text:span text:style-name="T5">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3"><text:span text:style-name="T9">do text if not len(self.getNotaryContact()) &gt; 1</text:span></text:p></office:annotation><text:span text:style-name="T5">Demandeur :</text:span> <text:text-input text:description="Demandeurs">self.getApplicants() and self.getApplicantsSignaletic() or self.getNotariesSignaletic()</text:text-input></text:p>
      <text:p text:style-name="UrbanBody"><text:span text:style-name="T5">Objet :</text:span> Certificat d'urbanisme n°1 (<text:text-input text:description="Référence">self.getReference()</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3"><text:span text:style-name="T8">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3"><text:span text:style-name="T8">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 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3"><text:span text:style-name="T8">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3"><text:span text:style-name="T8">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3"><text:span text:style-name="T7">do text</text:span></text:p><text:p text:style-name="P3"><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34:19</dc:date>
    <dc:creator>Simon Delcourt</dc:creator>
    <meta:editing-duration>PT9H44M19S</meta:editing-duration>
    <meta:editing-cycles>54</meta:editing-cycles>
    <meta:generator>LibreOffice/3.5$Linux_x86 LibreOffice_project/350m1$Build-2</meta:generator>
    <meta:document-statistic meta:table-count="0" meta:image-count="0" meta:object-count="0" meta:page-count="1" meta:paragraph-count="22" meta:word-count="214" meta:character-count="1898" meta:non-whitespace-character-count="1717"/>
  </office:meta>
</office:document-meta>
</file>